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4e9a06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# disDict abandoned because I need a for loop to check elements from a set, and </text:span></text:p>
      <text:p text:style-name="P1"><text:span text:style-name="T1"># the complexity would be bigO(n) which will do me no good. <text:s text:c="6"/></text:span></text:p>
      <text:p text:style-name="P1"><text:span text:style-name="T1">#disDict=set(tuple(line.strip()) for line in </text:span></text:p>
      <text:p text:style-name="P1"><text:span text:style-name="T1"># <text:s text:c="11"/>open(os.path.join(THIS_DIR,'input/disDict.txt'),'r'))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9:44:22.248324124</meta:creation-date>
    <meta:generator>LibreOffice/5.1.6.2$Linux_X86_64 LibreOffice_project/10m0$Build-2</meta:generator>
    <dc:date>2018-04-25T19:45:40.263659258</dc:date>
    <meta:editing-duration>PT1M20S</meta:editing-duration>
    <meta:editing-cycles>1</meta:editing-cycles>
    <meta:document-statistic meta:table-count="0" meta:image-count="0" meta:object-count="0" meta:page-count="1" meta:paragraph-count="4" meta:word-count="34" meta:character-count="258" meta:non-whitespace-character-count="207"/>
  </office:meta>
</office:document-meta>
</file>